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6.195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8.05cm"/>
    </style:style>
    <style:style style:name="co5" style:family="table-column">
      <style:table-column-properties fo:break-before="auto" style:column-width="14.864cm"/>
    </style:style>
    <style:style style:name="co6" style:family="table-column">
      <style:table-column-properties fo:break-before="auto" style:column-width="12.709cm"/>
    </style:style>
    <style:style style:name="co7" style:family="table-column">
      <style:table-column-properties fo:break-before="auto" style:column-width="1.52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1.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transparent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vertical-align="middle"/>
      <style:text-properties fo:color="#333333" style:font-name="Ubuntu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2.01pt solid #4c4c4c" fo:background-color="#4c4c4c" style:text-align-source="fix" style:repeat-content="false" fo:border-left="2.01pt solid #4c4c4c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808080" style:text-align-source="fix" style:repeat-content="false" fo:background-color="transparent" fo:border-left="2.01pt solid #4c4c4c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8" style:family="table-cell" style:parent-style-name="Default">
      <style:table-cell-properties fo:border-bottom="0.06pt solid #808080" style:text-align-source="fix" style:repeat-content="false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9" style:family="table-cell" style:parent-style-name="Default">
      <style:table-cell-properties fo:border-bottom="0.06pt solid #808080" style:text-align-source="fix" style:repeat-content="false" fo:background-color="transparent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0" style:family="table-cell" style:parent-style-name="Default">
      <style:table-cell-properties fo:border-bottom="2.01pt solid #4c4c4c" style:text-align-source="fix" style:repeat-content="false" fo:background-color="transparent" fo:border-left="2.01pt solid #4c4c4c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1" style:family="table-cell" style:parent-style-name="Default">
      <style:table-cell-properties fo:border-bottom="0.06pt solid #808080" style:text-align-source="fix" style:repeat-content="false" fo:background-color="transparent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3" style:family="table-cell" style:parent-style-name="Default">
      <style:table-cell-properties fo:border-bottom="2.01pt solid #4c4c4c" style:text-align-source="fix" style:repeat-content="false" fo:background-color="transparent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14" style:family="table-cell" style:parent-style-name="Default">
      <style:table-cell-properties fo:background-color="transparent" style:vertical-align="middle"/>
      <style:text-properties fo:color="#333333" style:font-name="Ubuntu" fo:font-size="9pt" style:font-size-asian="9pt" style:font-size-complex="9pt"/>
    </style:style>
    <style:style style:name="ce15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transparent" fo:wrap-option="wrap" style:vertical-align="middle"/>
      <style:text-properties fo:color="#333333" style:font-name="Ubuntu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wrap-option="wrap" style:vertical-align="middle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2.01pt solid #4c4c4c" fo:background-color="#4c4c4c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808080" style:text-align-source="fix" style:repeat-content="false" fo:wrap-option="wrap" fo:border-left="0.06pt solid #808080" fo:border-right="0.06pt solid #808080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 fo:hyphenate="true"/>
    </style:style>
    <style:style style:name="ce22" style:family="table-cell" style:parent-style-name="Default">
      <style:table-cell-properties fo:border-bottom="2.01pt solid #4c4c4c" style:text-align-source="fix" style:repeat-content="false" fo:wrap-option="wrap" fo:border-left="0.06pt solid #808080" fo:border-right="0.06pt solid #808080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3" style:family="table-cell" style:parent-style-name="Default">
      <style:table-cell-properties fo:wrap-option="wrap" style:vertical-align="middle"/>
      <style:text-properties fo:color="#333333" style:font-name="Ubuntu" fo:font-size="9pt" style:font-size-asian="9pt" style:font-size-complex="9pt"/>
    </style:style>
    <style:style style:name="ce24" style:family="table-cell" style:parent-style-name="Default">
      <style:table-cell-properties fo:border-bottom="2.01pt solid #4c4c4c" fo:background-color="#4c4c4c" style:text-align-source="fix" style:repeat-content="false" fo:border-left="0.06pt solid #808080" fo:border-right="2.01pt solid #4c4c4c" fo:border-top="2.01pt solid #4c4c4c" style:vertical-align="middle"/>
      <style:paragraph-properties fo:text-align="start" fo:margin-left="0.106cm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2.01pt solid #4c4c4c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6" style:family="table-cell" style:parent-style-name="Default">
      <style:table-cell-properties fo:border-bottom="0.06pt solid #808080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  <style:style style:name="ce27" style:family="table-cell" style:parent-style-name="Default">
      <style:table-cell-properties fo:border-bottom="2.01pt solid #4c4c4c" style:text-align-source="fix" style:repeat-content="false" fo:wrap-option="wrap" fo:border-left="0.06pt solid #808080" fo:border-right="2.01pt solid #4c4c4c" fo:border-top="0.06pt solid #808080" style:vertical-align="middle"/>
      <style:paragraph-properties fo:text-align="start" fo:margin-left="0.106cm"/>
      <style:text-properties fo:color="#333333" style:font-name="Ubuntu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4"/>
        <table:table-column table:style-name="co4" table:default-cell-style-name="ce14"/>
        <table:table-column table:style-name="co5" table:default-cell-style-name="ce23"/>
        <table:table-column table:style-name="co6" table:default-cell-style-name="ce4"/>
        <table:table-column table:style-name="co7" table:number-columns-repeated="1017" table:default-cell-style-name="ce4"/>
        <table:table-column table:style-name="co7" table:default-cell-style-name="Default"/>
        <table:table-row table:style-name="ro1">
          <table:table-cell table:style-name="ce1"/>
          <table:table-cell table:style-name="ce5" office:value-type="string" calcext:value-type="string">
            <text:p>Liste des données du tutoriel QGIS d'ADESS : <text:a xlink:href="http://www.ades.cnrs.fr/tutoqgis/html/index.php" xlink:type="simple">http://www.ades.cnrs.fr/tutoqgis/html/index.php</text:a></text:p>
          </table:table-cell>
          <table:table-cell table:style-name="ce1" table:number-columns-repeated="2"/>
          <table:table-cell table:style-name="ce16"/>
          <table:table-cell table:style-name="ce1" table:number-columns-repeated="1018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Partie VIII : Jointures</text:p>
          </table:table-cell>
          <table:table-cell table:style-name="ce1" table:number-columns-repeated="2"/>
          <table:table-cell table:style-name="ce16"/>
          <table:table-cell table:style-name="ce1" table:number-columns-repeated="1018"/>
          <table:table-cell/>
        </table:table-row>
        <table:table-row table:style-name="ro1">
          <table:table-cell table:style-name="ce2" table:number-columns-repeated="4"/>
          <table:table-cell table:style-name="ce17"/>
          <table:table-cell table:style-name="ce2" table:number-columns-repeated="1018"/>
          <table:table-cell/>
        </table:table-row>
        <table:table-row table:style-name="ro2">
          <table:table-cell table:style-name="ce3"/>
          <table:table-cell table:style-name="ce6" office:value-type="string" calcext:value-type="string">
            <text:p>Nom de la donnée</text:p>
          </table:table-cell>
          <table:table-cell table:style-name="ce6" office:value-type="string" calcext:value-type="string">
            <text:p>Organisme producteur</text:p>
          </table:table-cell>
          <table:table-cell table:style-name="ce15" office:value-type="string" calcext:value-type="string">
            <text:p>Site internet de l'organisme producteur</text:p>
          </table:table-cell>
          <table:table-cell table:style-name="ce18" office:value-type="string" calcext:value-type="string">
            <text:p>URL ou fichier de métadonnée</text:p>
          </table:table-cell>
          <table:table-cell table:style-name="ce24" office:value-type="string" calcext:value-type="string">
            <text:p>Manipulation effectuée sur les données / note</text:p>
          </table:table-cell>
          <table:table-cell table:style-name="ce3" table:number-columns-repeated="1017"/>
          <table:table-cell/>
        </table:table-row>
        <table:table-row table:style-name="ro3">
          <table:table-cell/>
          <table:table-cell table:style-name="ce7" office:value-type="string" calcext:value-type="string">
            <text:p>County_Urbanization-2009.csv</text:p>
          </table:table-cell>
          <table:table-cell table:style-name="ce11" office:value-type="string" calcext:value-type="string">
            <text:p>Kenya OpenData</text:p>
          </table:table-cell>
          <table:table-cell table:style-name="ce11" office:value-type="string" calcext:value-type="string">
            <text:p><text:a xlink:href="https://opendata.go.ke/" xlink:type="simple">https://opendata.go.ke/</text:a></text:p>
          </table:table-cell>
          <table:table-cell table:style-name="ce19" office:value-type="string" calcext:value-type="string">
            <text:p><text:a xlink:href="https://www.opendata.go.ke/Population/County-Urbanization-2009/suzn-eydp" xlink:type="simple">https://www.opendata.go.ke/Population/County-Urbanization-2009/suzn-eydp</text:a></text:p>
          </table:table-cell>
          <table:table-cell table:style-name="ce25" office:value-type="string" calcext:value-type="string">
            <text:p>Téléchargement au format CSV</text:p>
          </table:table-cell>
          <table:table-cell table:number-columns-repeated="1018"/>
        </table:table-row>
        <table:table-row table:style-name="ro4">
          <table:table-cell/>
          <table:table-cell table:style-name="ce8" office:value-type="string" calcext:value-type="string">
            <text:p>cheflieux_france.shp</text:p>
          </table:table-cell>
          <table:table-cell table:style-name="ce12" office:value-type="string" calcext:value-type="string">
            <text:p>IGN</text:p>
          </table:table-cell>
          <table:table-cell table:style-name="ce12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20" office:value-type="string" calcext:value-type="string">
            <text:p>IGNF_GEOFLAr_1-1_SHP_LAMB93_FR.html + IGNF_GEOFLAr_1-1.html</text:p>
          </table:table-cell>
          <table:table-cell table:style-name="ce26" office:value-type="string" calcext:value-type="string">
            <text:p>Création d'une couche de chef_lieux à partir de la couche de départements Geofla. Suppression des champs pour ne garder que CODE_CHF, NOM_CHF, X_CHF_LIEU, Y_CHF_LIEU</text:p>
          </table:table-cell>
          <table:table-cell table:number-columns-repeated="1018"/>
        </table:table-row>
        <table:table-row table:style-name="ro4">
          <table:table-cell/>
          <table:table-cell table:style-name="ce8" office:value-type="string" calcext:value-type="string">
            <text:p>depts_celib15ansplus_2009.shp</text:p>
          </table:table-cell>
          <table:table-cell table:style-name="ce12" office:value-type="string" calcext:value-type="string">
            <text:p>INSEE</text:p>
          </table:table-cell>
          <table:table-cell table:style-name="ce12" office:value-type="string" calcext:value-type="string">
            <text:p><text:a xlink:href="http://www.insee.fr/" xlink:type="simple">http://www.insee.fr/</text:a></text:p>
          </table:table-cell>
          <table:table-cell table:style-name="ce21" office:value-type="string" calcext:value-type="string">
            <text:p><text:a xlink:href="http://www.statistiques-locales.insee.fr/carto/ESL_CT_cartethematique.asp?nivgeo=DEP&amp;submit=Ok" xlink:type="simple">http://www.statistiques-locales.insee.fr/carto/ESL_CT_cartethematique.asp?nivgeo=DEP&amp;submit=Ok</text:a></text:p>
          </table:table-cell>
          <table:table-cell table:style-name="ce26" office:value-type="string" calcext:value-type="string">
            <text:p>Au niveau départemental, thème Population, Situation matrimoniale, Part des Célib. dans pop 15 ans ou +, 2009 : téléchargement au format XLS, joitnure avec la couche de départements IGN Geofla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depts_entrees_cinema_2011.shp</text:p>
          </table:table-cell>
          <table:table-cell table:style-name="ce12" office:value-type="string" calcext:value-type="string">
            <text:p>INSEE</text:p>
          </table:table-cell>
          <table:table-cell table:style-name="ce12" office:value-type="string" calcext:value-type="string">
            <text:p><text:a xlink:href="http://www.insee.fr/" xlink:type="simple">http://www.insee.fr/</text:a></text:p>
          </table:table-cell>
          <table:table-cell table:style-name="ce20" office:value-type="string" calcext:value-type="string">
            <text:p><text:a xlink:href="http://www.statistiques-locales.insee.fr/carto/ESL_CT_cartethematique.asp?nivgeo=DEP&amp;submit=Ok" xlink:type="simple">http://www.statistiques-locales.insee.fr/carto/ESL_CT_cartethematique.asp?nivgeo=DEP&amp;submit=Ok</text:a></text:p>
          </table:table-cell>
          <table:table-cell table:style-name="ce26" office:value-type="string" calcext:value-type="string">
            <text:p>Au niveau départemental, thème Conditions de vie-Société, Cinéma, Entrées cinéma, 2011 : téléchargement au format XLS, jointure avec la couche départements IGN Geofla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depts_france_geofla.shp</text:p>
          </table:table-cell>
          <table:table-cell table:style-name="ce12" office:value-type="string" calcext:value-type="string">
            <text:p>IGN</text:p>
          </table:table-cell>
          <table:table-cell table:style-name="ce12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20" office:value-type="string" calcext:value-type="string">
            <text:p>IGNF_GEOFLAr_1-1_SHP_LAMB93_FR.html + IGNF_GEOFLAr_1-1.html</text:p>
          </table:table-cell>
          <table:table-cell table:style-name="ce26" office:value-type="string" calcext:value-type="string">
            <text:p>Suppression de champs <text:s/>pour ne garder que ID_GEOFLA, CODE_DEPT, NOM_DEPT, CODE_REG et NOM_REGION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KEN_adm2.shp</text:p>
          </table:table-cell>
          <table:table-cell table:style-name="ce12" office:value-type="string" calcext:value-type="string">
            <text:p>GADM</text:p>
          </table:table-cell>
          <table:table-cell table:style-name="ce12" office:value-type="string" calcext:value-type="string">
            <text:p><text:a xlink:href="http://gadm.org/" xlink:type="simple">http://gadm.org/</text:a></text:p>
          </table:table-cell>
          <table:table-cell table:style-name="ce20" office:value-type="string" calcext:value-type="string">
            <text:p>KEN_adm_read_me.pdf + <text:a xlink:href="http://gadm.org/" xlink:type="simple">http://gadm.org/</text:a></text:p>
          </table:table-cell>
          <table:table-cell table:style-name="ce26"/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kenya_ecoles_nakuru.shp</text:p>
          </table:table-cell>
          <table:table-cell table:style-name="ce12" office:value-type="string" calcext:value-type="string">
            <text:p>Kenya OpenData</text:p>
          </table:table-cell>
          <table:table-cell table:style-name="ce12" office:value-type="string" calcext:value-type="string">
            <text:p><text:a xlink:href="https://opendata.go.ke/" xlink:type="simple">https://opendata.go.ke/</text:a></text:p>
          </table:table-cell>
          <table:table-cell table:style-name="ce20" office:value-type="string" calcext:value-type="string">
            <text:p><text:a xlink:href="https://www.opendata.go.ke/Education/Kenya-Schools/swei-k6g3" xlink:type="simple">https://www.opendata.go.ke/Education/Kenya-Schools/swei-k6g3</text:a></text:p>
          </table:table-cell>
          <table:table-cell table:style-name="ce26" office:value-type="string" calcext:value-type="string">
            <text:p>Extraction des coordonnées à partir du champ Geolocation ; création d'un SHP pour les écoles du district de Nakuru uniquement</text:p>
          </table:table-cell>
          <table:table-cell table:number-columns-repeated="1018"/>
        </table:table-row>
        <table:table-row table:style-name="ro3">
          <table:table-cell/>
          <table:table-cell table:style-name="ce9" office:value-type="string" calcext:value-type="string">
            <text:p>KEN_adm4_Nakuru.shp</text:p>
          </table:table-cell>
          <table:table-cell table:style-name="ce12" office:value-type="string" calcext:value-type="string">
            <text:p>GADM</text:p>
          </table:table-cell>
          <table:table-cell table:style-name="ce12" office:value-type="string" calcext:value-type="string">
            <text:p><text:a xlink:href="http://gadm.org/" xlink:type="simple">http://gadm.org/</text:a></text:p>
          </table:table-cell>
          <table:table-cell table:style-name="ce20" office:value-type="string" calcext:value-type="string">
            <text:p>KEN_adm_read_me.pdf + <text:a xlink:href="http://gadm.org/" xlink:type="simple">http://gadm.org/</text:a></text:p>
          </table:table-cell>
          <table:table-cell table:style-name="ce26" office:value-type="string" calcext:value-type="string">
            <text:p>Extraction des polygones du district de Nakuru : NAME_2 = « Nakuru »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pop_bhutan.csv</text:p>
          </table:table-cell>
          <table:table-cell table:style-name="ce12" office:value-type="string" calcext:value-type="string">
            <text:p>FAO</text:p>
          </table:table-cell>
          <table:table-cell table:style-name="ce12" office:value-type="string" calcext:value-type="string">
            <text:p><text:a xlink:href="http://www.fao.org/geonetwork/srv/en/main.home" xlink:type="simple">http://www.fao.org/geonetwork/srv/en/main.home</text:a></text:p>
          </table:table-cell>
          <table:table-cell table:style-name="ce20" office:value-type="string" calcext:value-type="string">
            <text:p><text:a xlink:href="http://www.fao.org/geonetwork/srv/en/metadata.show?id=1213" xlink:type="simple">http://www.fao.org/geonetwork/srv/en/metadata.show?id=1213</text:a></text:p>
          </table:table-cell>
          <table:table-cell table:style-name="ce26" office:value-type="string" calcext:value-type="string">
            <text:p>A partir des données, création d'un CSV en ne gardant que les champs PCODE(renommé en REG_CODE) et POPEST95</text:p>
          </table:table-cell>
          <table:table-cell table:number-columns-repeated="1018"/>
        </table:table-row>
        <table:table-row table:style-name="ro3">
          <table:table-cell/>
          <table:table-cell table:style-name="ce8" office:value-type="string" calcext:value-type="string">
            <text:p>regions_bhutan.shp</text:p>
          </table:table-cell>
          <table:table-cell table:style-name="ce12" office:value-type="string" calcext:value-type="string">
            <text:p>FAO</text:p>
          </table:table-cell>
          <table:table-cell table:style-name="ce12" office:value-type="string" calcext:value-type="string">
            <text:p><text:a xlink:href="http://www.fao.org/geonetwork/srv/en/main.home" xlink:type="simple">http://www.fao.org/geonetwork/srv/en/main.home</text:a></text:p>
          </table:table-cell>
          <table:table-cell table:style-name="ce20" office:value-type="string" calcext:value-type="string">
            <text:p><text:a xlink:href="http://www.fao.org/geonetwork/srv/en/metadata.show?id=1213" xlink:type="simple">http://www.fao.org/geonetwork/srv/en/metadata.show?id=1213</text:a></text:p>
          </table:table-cell>
          <table:table-cell table:style-name="ce26" office:value-type="string" calcext:value-type="string">
            <text:p>Suppression de champs pour ne garder que COUNTRY_LO (renommé en PAYS), NAME1 (renommé en REGION) et PCODE (renommé en CODEREGION)</text:p>
          </table:table-cell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>
            <text:p>regions_france_geofla.shp</text:p>
          </table:table-cell>
          <table:table-cell table:style-name="ce13" office:value-type="string" calcext:value-type="string">
            <text:p>IGN</text:p>
          </table:table-cell>
          <table:table-cell table:style-name="ce13" office:value-type="string" calcext:value-type="string">
            <text:p><text:a xlink:href="http://professionnels.ign.fr/catalogue" xlink:type="simple">http://professionnels.ign.fr/catalogue</text:a></text:p>
          </table:table-cell>
          <table:table-cell table:style-name="ce22" office:value-type="string" calcext:value-type="string">
            <text:p>IGNF_GEOFLAr_1-1_SHP_LAMB93_FR.html + IGNF_GEOFLAr_1-1.html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3"/>
          <table:table-cell table:number-columns-repeated="1018"/>
        </table:table-row>
        <table:table-row table:style-name="ro3" table:number-rows-repeated="1048530">
          <table:table-cell table:number-columns-repeated="1024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4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00:00:02.0784683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</meta:initial-creator>
    <meta:creation-date>2014-06-24T15:01:17.797741230</meta:creation-date>
    <dc:date>2014-07-02T17:40:46.799134123</dc:date>
    <dc:creator>Julie </dc:creator>
    <meta:editing-duration>PT15H57M5S</meta:editing-duration>
    <meta:editing-cycles>96</meta:editing-cycles>
    <meta:generator>LibreOffice/4.1.3.2$Linux_x86 LibreOffice_project/410m0$Build-2</meta:generator>
    <meta:document-statistic meta:table-count="1" meta:cell-count="60" meta:object-count="0"/>
  </office:meta>
</office:document-meta>
</file>